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marker-end=""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8pt" style:font-size-asian="8pt" style:font-size-complex="8pt"/>
    </style:style>
    <style:style style:name="T1" style:family="text">
      <style:text-properties fo:font-family="'DejaVu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122cm" svg:y="0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623cm" svg:y="0.6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11cm" svg:y="0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611cm" svg:y="0.6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098cm" svg:y="0.5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499cm" svg:y="0.5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986cm" svg:y="0.5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02cm" svg:y1="0.324cm" svg:x2="3.302cm" svg:y2="2.229cm">
          <text:p/>
        </draw:line>
        <draw:line draw:style-name="gr2" draw:text-style-name="P1" draw:layer="layout" svg:x1="7.901cm" svg:y1="0.324cm" svg:x2="7.901cm" svg:y2="2.229cm">
          <text:p/>
        </draw:line>
        <draw:line draw:style-name="gr2" draw:text-style-name="P1" draw:layer="layout" svg:x1="9.3cm" svg:y1="0.324cm" svg:x2="9.3cm" svg:y2="2.229cm">
          <text:p/>
        </draw:line>
        <draw:line draw:style-name="gr3" draw:text-style-name="P1" draw:layer="layout" svg:x1="1.143cm" svg:y1="1.143cm" svg:x2="2.667cm" svg:y2="1.143cm">
          <text:p/>
        </draw:line>
        <draw:line draw:style-name="gr3" draw:text-style-name="P1" draw:layer="layout" svg:x1="2.667cm" svg:y1="1.143cm" svg:x2="4.191cm" svg:y2="1.143cm">
          <text:p/>
        </draw:line>
        <draw:line draw:style-name="gr3" draw:text-style-name="P1" draw:layer="layout" svg:x1="4.191cm" svg:y1="1.143cm" svg:x2="5.715cm" svg:y2="1.143cm">
          <text:p/>
        </draw:line>
        <draw:line draw:style-name="gr3" draw:text-style-name="P1" draw:layer="layout" svg:x1="5.715cm" svg:y1="1.143cm" svg:x2="7.239cm" svg:y2="1.143cm">
          <text:p/>
        </draw:line>
        <draw:line draw:style-name="gr3" draw:text-style-name="P1" draw:layer="layout" svg:x1="7.239cm" svg:y1="1.143cm" svg:x2="8.763cm" svg:y2="1.143cm">
          <text:p/>
        </draw:line>
        <draw:line draw:style-name="gr3" draw:text-style-name="P1" draw:layer="layout" svg:x1="8.763cm" svg:y1="1.143cm" svg:x2="10.16cm" svg:y2="1.143cm">
          <text:p/>
        </draw:line>
        <draw:line draw:style-name="gr3" draw:text-style-name="P1" draw:layer="layout" svg:x1="10.16cm" svg:y1="1.143cm" svg:x2="11.684cm" svg:y2="1.143cm">
          <text:p/>
        </draw:line>
        <draw:frame draw:style-name="gr4" draw:text-style-name="P2" draw:layer="layout" svg:width="1.349cm" svg:height="0.581cm" svg:x="0.435cm" svg:y="1.648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1.936cm" svg:y="1.649cm">
          <draw:text-box>
            <text:p><text:span text:style-name="T1">last</text:span></text:p>
          </draw:text-box>
        </draw:frame>
        <draw:frame draw:style-name="gr4" draw:text-style-name="P2" draw:layer="layout" svg:width="1.349cm" svg:height="0.581cm" svg:x="9.435cm" svg:y="1.648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10.936cm" svg:y="1.649cm">
          <draw:text-box>
            <text:p><text:span text:style-name="T1">last</text:span></text:p>
          </draw:text-box>
        </draw:frame>
        <draw:frame draw:style-name="gr4" draw:text-style-name="P2" draw:layer="layout" svg:width="1.349cm" svg:height="0.581cm" svg:x="3.535cm" svg:y="1.648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6.436cm" svg:y="1.649cm">
          <draw:text-box>
            <text:p><text:span text:style-name="T1">last</text:span></text:p>
          </draw:text-box>
        </draw:frame>
        <draw:frame draw:style-name="gr4" draw:text-style-name="P2" draw:layer="layout" svg:width="1.349cm" svg:height="0.581cm" svg:x="7.936cm" svg:y="1.649cm">
          <draw:text-box>
            <text:p><text:span text:style-name="T1">first</text:span></text:p>
          </draw:text-box>
        </draw:frame>
        <draw:frame draw:style-name="gr4" draw:text-style-name="P2" draw:layer="layout" svg:width="1.179cm" svg:height="0.581cm" svg:x="8.037cm" svg:y="2.05cm">
          <draw:text-box>
            <text:p><text:span text:style-name="T1">last</text:span></text:p>
          </draw:text-box>
        </draw:frame>
        <draw:custom-shape draw:style-name="gr5" draw:text-style-name="P1" draw:layer="layout" svg:width="0.381cm" svg:height="1.27cm" draw:transform="rotate (1.5707963267949) translate (8.001cm 3.0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7.835cm" svg:y="3.147cm">
          <draw:text-box>
            <text:p><text:span text:style-name="T1">chunk 3</text:span></text:p>
          </draw:text-box>
        </draw:frame>
        <draw:custom-shape draw:style-name="gr5" draw:text-style-name="P1" draw:layer="layout" svg:width="0.381cm" svg:height="4.318cm" draw:transform="rotate (1.5707963267949) translate (3.429cm 3.06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4.734cm" svg:y="3.145cm">
          <draw:text-box>
            <text:p><text:span text:style-name="T1">chunk 2</text:span></text:p>
          </draw:text-box>
        </draw:frame>
        <draw:custom-shape draw:style-name="gr5" draw:text-style-name="P1" draw:layer="layout" svg:width="0.381cm" svg:height="2.54cm" draw:transform="rotate (1.5707963267949) translate (0.632cm 3.0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1.133cm" svg:y="3.143cm">
          <draw:text-box>
            <text:p><text:span text:style-name="T1">chunk 1</text:span></text:p>
          </draw:text-box>
        </draw:frame>
        <draw:custom-shape draw:style-name="gr5" draw:text-style-name="P1" draw:layer="layout" svg:width="0.381cm" svg:height="2.54cm" draw:transform="rotate (1.5707963267949) translate (9.632cm 3.06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687cm" svg:height="0.581cm" svg:x="10.133cm" svg:y="3.143cm">
          <draw:text-box>
            <text:p><text:span text:style-name="T1">chunk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08-25T15:58:55</dc:date>
    <meta:editing-duration>PT4H4M25S</meta:editing-duration>
    <meta:editing-cycles>10</meta:editing-cycles>
    <meta:document-statistic meta:object-count="34"/>
  </office:meta>
</office:document-meta>
</file>